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style:font-name="Arial"/>
    </style:style>
    <style:style style:name="P18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28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29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>
      <style:paragraph-properties fo:margin-top="0cm" fo:margin-bottom="0cm" fo:line-height="150%" style:writing-mode="lr-tb"/>
    </style:style>
    <style:style style:name="P41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2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7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8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1155cc" style:text-line-through-style="none" fo:font-size="18pt" fo:font-style="normal" style:text-underline-style="none" style:text-blinking="false" fo:background-color="transparent"/>
    </style:style>
    <style:style style:name="T10" style:family="text">
      <style:text-properties fo:font-size="13pt"/>
    </style:style>
    <style:style style:name="T11" style:family="text">
      <style:text-properties fo:font-size="13pt" fo:font-style="normal" fo:font-weight="normal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color="#ff0000" fo:font-size="15pt" fo:background-color="#f4cccc"/>
    </style:style>
    <style:style style:name="T15" style:family="text">
      <style:text-properties style:font-name="Arial"/>
    </style:style>
    <style:style style:name="T16" style:family="text">
      <style:text-properties fo:background-color="#ffcc00"/>
    </style:style>
    <style:style style:name="T17" style:family="text">
      <style:text-properties fo:color="#ff80c0" style:font-name="Consolas" fo:font-size="10pt" style:font-name-asian="Consolas" style:font-size-asian="10pt" style:font-name-complex="Consolas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78d3510-7fff-3427-0ecb-801a14f6929f"/>---------------------------------------------------------------------------</text:p>
      <text:p text:style-name="P10"><text:span text:style-name="T16">res free# JVEMV6 44#8.4.1_17 / 44. currency / 8. prog-python / 4 tester / 1. id-1 / </text:span><text:span text:style-name="T12">20190812_104407 ::]20190812_112009</text:span></text:p>
      <text:p text:style-name="P9"/>
      <text:p text:style-name="P8"><text:span text:style-name="T2">[do] </text:span><text:span text:style-name="T7">#_</text:span><text:span text:style-name="T1"> </text:span></text:p>
      <text:list xml:id="list4340503698448309833" text:style-name="L1">
        <text:list-item>
          <text:p text:style-name="P18">REVIEW</text:p>
          <text:list>
            <text:list-item>
              <text:p text:style-name="P22"/>
            </text:list-item>
          </text:list>
        </text:list-item>
        <text:list-item>
          <text:p text:style-name="P23">TASK-1 : “j5” → flowcharting, “j6”</text:p>
          <text:list>
            <text:list-item>
              <text:list>
                <text:list-item>
                  <text:p text:style-name="P23">#_20190811_130307:next</text:p>
                </text:list-item>
                <text:list-item>
                  <text:p text:style-name="P23">#_20190812_105414:ref</text:p>
                </text:list-item>
              </text:list>
            </text:list-item>
            <text:list-item>
              <text:p text:style-name="P23">charting</text:p>
            </text:list-item>
            <text:list-item>
              <text:p text:style-name="P24"><text:span text:style-name="T14">#_</text:span><text:span text:style-name="T13"> CODING : “j6” ~~ “j6 : N : 2”</text:span></text:p>
              <text:list>
                <text:list-item>
                  <text:p text:style-name="P23">#_20190812_110028:tmp</text:p>
                </text:list-item>
              </text:list>
            </text:list-item>
            <text:list-item>
              <text:p text:style-name="P23">TEST ⇒ OK</text:p>
            </text:list-item>
            <text:list-item>
              <text:p text:style-name="P23">T-1.2 : “j6-2”</text:p>
              <text:list>
                <text:list-item>
                  <text:p text:style-name="P23">#_20190812_111244:tmp</text:p>
                </text:list-item>
                <text:list-item>
                  <text:p text:style-name="P41">⇒ <text:span text:style-name="T11">OK</text:span></text:p>
                </text:list-item>
              </text:list>
            </text:list-item>
          </text:list>
        </text:list-item>
      </text:list>
      <text:p text:style-name="P5">[next]</text:p>
      <text:list xml:id="list4732669501663101383" text:style-name="L2">
        <text:list-item>
          <text:p text:style-name="P19">TASK : “j6 : N : 3” → remove “break” word, run the loop, continue from breaking occurred ⇒ maybe, “j6 : Y : 1”</text:p>
          <text:list>
            <text:list-item>
              <text:p text:style-name="P42">#_20190812_111920:next</text:p>
            </text:list-item>
          </text:list>
        </text:list-item>
      </text:list>
      <text:p text:style-name="P5">[further]</text:p>
      <text:list xml:id="list4428531832405494528" text:style-name="L3">
        <text:list-item>
          <text:p text:style-name="P44">wanna-know</text:p>
        </text:list-item>
      </text:list>
      <text:p text:style-name="P5">[docs]</text:p>
      <text:list xml:id="list5041392963227688031" text:style-name="L4">
        <text:list-item>
          <text:p text:style-name="P46"/>
        </text:list-item>
      </text:list>
      <text:p text:style-name="P1"/>
      <text:p text:style-name="P13"/>
      <text:p text:style-name="P4"><text:soft-page-break/>---------------------------------------------------------------------------</text:p>
      <text:p text:style-name="P11"><text:span text:style-name="T3">res free# JVEMV6 44#8.4.1_17 / 44. currency / 8. prog-python / 4 tester / 1. id-1 / </text:span><text:span text:style-name="T4">20190813_101416</text:span></text:p>
      <text:p text:style-name="P8"/>
      <text:p text:style-name="P8"><text:span text:style-name="T2">[do] </text:span><text:span text:style-name="T7">#_</text:span><text:span text:style-name="T1"> </text:span></text:p>
      <text:list xml:id="list4870285222623855954" text:style-name="L5">
        <text:list-item>
          <text:p text:style-name="P20">REVIEW</text:p>
        </text:list-item>
        <text:list-item>
          <text:p text:style-name="P20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0">#_20190812_111920:next</text:p>
                    </text:list-item>
                  </text:list>
                </text:list-item>
                <text:list-item>
                  <text:p text:style-name="P20">T-1.1</text:p>
                  <text:list>
                    <text:list-item>
                      <text:p text:style-name="P20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ASK-2 : “j6 : Y : 2” ~~</text:p>
          <text:list>
            <text:list-item>
              <text:p text:style-name="P20">T-2.1</text:p>
              <text:list>
                <text:list-item>
                  <text:p text:style-name="P20">CODING : ~~ “j7 : N : 1”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2.2 : “j7 : N : 2” ~~ j7 : N : 2</text:p>
              <text:list>
                <text:list-item>
                  <text:p text:style-name="P16"><text:span text:style-name="T5">CODING</text:span><text:span text:style-name="T15"> : </text:span></text:p>
                  <text:list>
                    <text:list-item>
                      <text:p text:style-name="P17">#_20190813_133218:tmp</text:p>
                    </text:list-item>
                    <text:list-item>
                      <text:p text:style-name="P17">#_20190813_133345:ref</text:p>
                    </text:list-item>
                  </text:list>
                </text:list-item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5">[next]</text:p>
      <text:list xml:id="list3056179753312081497" text:style-name="L6">
        <text:list-item>
          <text:p text:style-name="P31">TASK : “j7 : N : 3” ~~</text:p>
          <text:list>
            <text:list-item>
              <text:p text:style-name="P31">#_20190813_134031:next</text:p>
            </text:list-item>
          </text:list>
        </text:list-item>
      </text:list>
      <text:p text:style-name="P5">[further]</text:p>
      <text:list xml:id="list1222759789318322719" text:style-name="L7">
        <text:list-item>
          <text:p text:style-name="P45">wanna-know</text:p>
        </text:list-item>
      </text:list>
      <text:p text:style-name="P5">[docs]</text:p>
      <text:list xml:id="list2596539831526968176" text:style-name="L8">
        <text:list-item>
          <text:p text:style-name="P47"><text:soft-page-break/></text:p>
        </text:list-item>
      </text:list>
      <text:p text:style-name="P2"><text:line-break/><text:span text:style-name="T9">@@@</text:span></text:p>
      <text:p text:style-name="P33">---------------------------------------------------------------------------</text:p>
      <text:p text:style-name="P11"><text:span text:style-name="T3">res free# JVEMV6 44#8.4.1_19 / 44. currency / 8. prog-python / 4 tester / 1. id-1 / </text:span><text:span text:style-name="T4">20190814_101019</text:span></text:p>
      <text:p text:style-name="P7"/>
      <text:p text:style-name="P7">[do] <text:span text:style-name="T14">#_</text:span> </text:p>
      <text:list xml:id="list7910897993556103373" text:style-name="L9">
        <text:list-item>
          <text:p text:style-name="P35">REVIEW</text:p>
        </text:list-item>
        <text:list-item>
          <text:p text:style-name="P35">TASK-1 : <text:span text:style-name="T10">“j7 : N : 3” ~~</text:span></text:p>
          <text:list>
            <text:list-item>
              <text:list>
                <text:list-item>
                  <text:p text:style-name="P32">#_20190813_134031:next</text:p>
                </text:list-item>
              </text:list>
            </text:list-item>
            <text:list-item>
              <text:p text:style-name="P35"><text:span text:style-name="T14">#_</text:span> T-1.1</text:p>
              <text:list>
                <text:list-item>
                  <text:p text:style-name="P35">CODING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<text:span text:style-name="T14">#_</text:span> SEG-1 : add debug message</text:p>
              <text:list>
                <text:list-item>
                  <text:p text:style-name="P35">#_20190814_101628:tmp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  <text:list-item>
          <text:p text:style-name="P35"><text:span text:style-name="T14">#_</text:span> TASK-2 : “j7 : Y : 2” ~~</text:p>
          <text:list>
            <text:list-item>
              <text:p text:style-name="P35">T-2.1 : “Pos” → new key</text:p>
              <text:list>
                <text:list-item>
                  <text:p text:style-name="P35">#_20190814_102053:tmp</text:p>
                </text:list-item>
                <text:list-item>
                  <text:p text:style-name="P35">CODING</text:p>
                </text:list-item>
              </text:list>
            </text:list-item>
            <text:list-item>
              <text:p text:style-name="P35">T-2.2 : “j7 : Y : 2” → show values</text:p>
              <text:list>
                <text:list-item>
                  <text:p text:style-name="P35">CODING : #_20190814_102616:tmp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0"><text:span text:style-name="T6">[next]</text:span></text:p>
      <text:list xml:id="list5773477611599617281" text:style-name="L10">
        <text:list-item>
          <text:p text:style-name="P36">TASK : “j7 : Y : 3” ~~</text:p>
          <text:list>
            <text:list-item>
              <text:p text:style-name="P36">#_20190814_104749:next</text:p>
            </text:list-item>
          </text:list>
        </text:list-item>
      </text:list>
      <text:p text:style-name="P7">[further]</text:p>
      <text:list xml:id="list3801674671038224275" text:style-name="L11">
        <text:list-item>
          <text:p text:style-name="P37"/>
        </text:list-item>
      </text:list>
      <text:p text:style-name="P7"><text:soft-page-break/></text:p>
      <text:p text:style-name="P4">------------------------------------------------ [TEMPLATE] 20190630_172146</text:p>
      <text:p text:style-name="P7">---------------------------------------------------------------------------</text:p>
      <text:p text:style-name="P11"><text:span text:style-name="T3">res free# JVEMV6 44#8.4.1_17 / 44. currency / 8. prog-python / 4 tester / 1. id-1 / </text:span><text:span text:style-name="T4">XXX</text:span></text:p>
      <text:p text:style-name="P7"/>
      <text:p text:style-name="P7">[do] <text:span text:style-name="T14">#_</text:span> </text:p>
      <text:list xml:id="list30764477" text:continue-list="list7910897993556103373" text:style-name="L9">
        <text:list-item>
          <text:p text:style-name="P35">REVIEW</text:p>
        </text:list-item>
        <text:list-item>
          <text:p text:style-name="P35">TASK-1</text:p>
          <text:list>
            <text:list-item>
              <text:p text:style-name="P35"/>
            </text:list-item>
          </text:list>
        </text:list-item>
      </text:list>
      <text:p text:style-name="P7">[next]</text:p>
      <text:list xml:id="list5143761106325316329" text:style-name="L12">
        <text:list-item>
          <text:p text:style-name="P38"/>
        </text:list-item>
      </text:list>
      <text:p text:style-name="P7">[further]</text:p>
      <text:list xml:id="list8544485391630327716" text:style-name="L13">
        <text:list-item>
          <text:p text:style-name="P39"/>
        </text:list-item>
      </text:list>
      <text:p text:style-name="P2"><text:line-break/></text:p>
      <text:p text:style-name="P4">/------------------------------------------------ [/TEMPLATE]</text:p>
      <text:p text:style-name="P4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8">https://docs.zoho.com/sheet/open/eovu1e1199284fd744d5eb3f86070b4f2abb6/sheets/tester/ranges/A2</text:span></text:a></text:p>
          </table:table-cell>
          <table:table-cell table:style-name="表1.A1" office:value-type="string">
            <text:p text:style-name="P12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1"/>
      <text:p text:style-name="P6">------------------------------------------------------- [STEPS : close] 20190718_165045</text:p>
      <text:p text:style-name="P4">[close]</text:p>
      <text:list xml:id="list1506264479045938015" text:style-name="L14">
        <text:list-item>
          <text:p text:style-name="P21">git</text:p>
          <text:list>
            <text:list-item>
              <text:p text:style-name="P26">console</text:p>
              <text:list>
                <text:list-item>
                  <text:p text:style-name="P26">r o1 &amp;&amp; s &amp;&amp; r q4 &amp;&amp; s</text:p>
                </text:list-item>
                <text:list-item>
                  <text:p text:style-name="P28"/>
                </text:list-item>
                <text:list-item>
                  <text:p text:style-name="P26"><text:soft-page-break/>r o1 &amp;&amp; s &amp;&amp; r q &amp;&amp; s</text:p>
                </text:list-item>
                <text:list-item>
                  <text:p text:style-name="P28"> </text:p>
                </text:list-item>
                <text:list-item>
                  <text:p text:style-name="P26">r o1 &amp;&amp; s</text:p>
                </text:list-item>
                <text:list-item>
                  <text:p text:style-name="P28"/>
                </text:list-item>
                <text:list-item>
                  <text:p text:style-name="P26">r q4 &amp;&amp; s</text:p>
                </text:list-item>
                <text:list-item>
                  <text:p text:style-name="P28"/>
                </text:list-item>
                <text:list-item>
                  <text:p text:style-name="P26">r q1 &amp;&amp; s</text:p>
                </text:list-item>
                <text:list-item>
                  <text:p text:style-name="P28"/>
                </text:list-item>
                <text:list-item>
                  <text:p text:style-name="P26">r q &amp;&amp; s</text:p>
                </text:list-item>
                <text:list-item>
                  <text:p text:style-name="P27"/>
                </text:list-item>
                <text:list-item>
                  <text:p text:style-name="P26">g l --grep=currency</text:p>
                </text:list-item>
                <text:list-item>
                  <text:p text:style-name="P28"/>
                </text:list-item>
              </text:list>
            </text:list-item>
            <text:list-item>
              <text:p text:style-name="P26">commit</text:p>
              <text:list>
                <text:list-item>
                  <text:p text:style-name="P29">"myself] res freeJVEMV6 44#5.1 74 / 44. currency / 5. ea tools / 1. first / 20190608_160040</text:p>
                </text:list-item>
                <text:list-item>
                  <text:p text:style-name="P28"/>
                </text:list-item>
                <text:list-item>
                  <text:p text:style-name="P29">----------------</text:p>
                </text:list-item>
                <text:list-item>
                  <text:p text:style-name="P28"/>
                </text:list-item>
                <text:list-item>
                  <text:p text:style-name="P29">new FUNC : get_Bars__M_1_A_2</text:p>
                </text:list-item>
                <text:list-item>
                  <text:p text:style-name="P28"/>
                </text:list-item>
                <text:list-item>
                  <text:p text:style-name="P29">==&gt; started</text:p>
                </text:list-item>
                <text:list-item>
                  <text:p text:style-name="P29">"</text:p>
                </text:list-item>
              </text:list>
            </text:list-item>
            <text:list-item>
              <text:p text:style-name="P26">console</text:p>
              <text:list>
                <text:list-item>
                  <text:p text:style-name="P26">r q4 &amp;&amp; p</text:p>
                </text:list-item>
                <text:list-item>
                  <text:p text:style-name="P28"/>
                </text:list-item>
                <text:list-item>
                  <text:p text:style-name="P26">r o1 &amp;&amp; p</text:p>
                </text:list-item>
                <text:list-item>
                  <text:p text:style-name="P28"/>
                </text:list-item>
                <text:list-item>
                  <text:p text:style-name="P26">r q1 &amp;&amp; p</text:p>
                </text:list-item>
                <text:list-item>
                  <text:p text:style-name="P28"/>
                </text:list-item>
                <text:list-item>
                  <text:p text:style-name="P26">r q &amp;&amp; p &amp;&amp; pushd C:\WORKS_2\Utils\shortcuts\proj_FX &amp;&amp; end_apps.bat</text:p>
                </text:list-item>
                <text:list-item>
                  <text:p text:style-name="P28"/>
                </text:list-item>
                <text:list-item>
                  <text:p text:style-name="P26">r q4 &amp;&amp; p &amp;&amp; r o1 &amp;&amp; p &amp;&amp; pushd C:\WORKS_2\Utils\shortcuts\proj_FX &amp;&amp; end_apps.bat</text:p>
                </text:list-item>
                <text:list-item>
                  <text:p text:style-name="P28"/>
                </text:list-item>
                <text:list-item>
                  <text:p text:style-name="P26">r q &amp;&amp; p &amp;&amp; r o1 &amp;&amp; p &amp;&amp; pushd C:\WORKS_2\Utils\shortcuts\proj_FX &amp;&amp; end_apps.bat</text:p>
                </text:list-item>
                <text:list-item>
                  <text:p text:style-name="P28"><text:soft-page-break/></text:p>
                </text:list-item>
                <text:list-item>
                  <text:p text:style-name="P26">r q4 &amp;&amp; p &amp;&amp; pushd C:\WORKS_2\Utils\shortcuts\proj_FX &amp;&amp; end_apps.bat</text:p>
                </text:list-item>
                <text:list-item>
                  <text:p text:style-name="P2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5">r o1 &amp;&amp; e &amp;&amp; p</text:p>
          </table:table-cell>
        </table:table-row>
        <table:table-row>
          <table:table-cell table:style-name="表2.A2" office:value-type="string">
            <text:p text:style-name="P25">pushd C:\WORKS_2\Utils\shortcuts\proj_FX &amp;&amp; end_apps.bat</text:p>
          </table:table-cell>
        </table:table-row>
      </table:table>
      <text:list xml:id="list30776847" text:continue-numbering="true" text:style-name="L14">
        <text:list-item>
          <text:list>
            <text:list-item>
              <text:list>
                <text:list-item>
                  <text:p text:style-name="P26"/>
                </text:list-item>
                <text:list-item>
                  <text:p text:style-name="P26">r o1 &amp;&amp; e &amp;&amp; p</text:p>
                </text:list-item>
                <text:list-item>
                  <text:p text:style-name="P26">pushd C:\WORKS_2\Utils\shortcuts\proj_FX &amp;&amp; end_apps.bat</text:p>
                </text:list-item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6">close apps</text:p>
          <text:list>
            <text:list-item>
              <text:p text:style-name="P26">pushd C:\WORKS_2\Utils\shortcuts\proj_FX</text:p>
            </text:list-item>
            <text:list-item>
              <text:p text:style-name="P26">end_apps.bat</text:p>
            </text:list-item>
            <text:list-item>
              <text:p text:style-name="P28"/>
            </text:list-item>
          </text:list>
        </text:list-item>
        <text:list-item>
          <text:p text:style-name="P26">close</text:p>
          <text:list>
            <text:list-item>
              <text:p text:style-name="P26">folders</text:p>
            </text:list-item>
            <text:list-item>
              <text:p text:style-name="P26">browser</text:p>
            </text:list-item>
            <text:list-item>
              <text:p text:style-name="P26">server</text:p>
            </text:list-item>
            <text:list-item>
              <text:p text:style-name="P26">email</text:p>
            </text:list-item>
          </text:list>
        </text:list-item>
        <text:list-item>
          <text:p text:style-name="P43">send this email</text:p>
        </text:list-item>
      </text:list>
      <text:p text:style-name="P6">/ ------------------------------------------------------- [STEPS : close] 20190718_165045 /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4T10:53:13.84</dc:date>
    <dc:creator>iwabuchi ken</dc:creator>
    <meta:editing-duration>PT4H25M32S</meta:editing-duration>
    <meta:editing-cycles>6</meta:editing-cycles>
    <meta:generator>OpenOffice/4.1.3$Win32 OpenOffice.org_project/413m1$Build-9783</meta:generator>
    <meta:document-statistic meta:table-count="2" meta:image-count="0" meta:object-count="0" meta:page-count="6" meta:paragraph-count="123" meta:word-count="588" meta:character-count="3615"/>
  </office:meta>
</office:document-meta>
</file>